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edEvent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nex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fetch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teredEventIterator.FilteredEventIterator( Iterator eventStates , long timestamp , EventFilter filter , Set den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edEvent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edEven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skip( long skip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